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B000001BF5D1E61D5.png" manifest:media-type="image/png"/>
  <manifest:file-entry manifest:full-path="Pictures/10000001000002810000022454732746.png" manifest:media-type="image/png"/>
  <manifest:file-entry manifest:full-path="Pictures/10000001000002090000030A8C5149E7.png" manifest:media-type="image/png"/>
  <manifest:file-entry manifest:full-path="Pictures/10000001000002D60000022B623BF56E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DA000001B6C1114008.png" manifest:media-type="image/png"/>
  <manifest:file-entry manifest:full-path="Pictures/10000001000002E8000003B186CACF60.png" manifest:media-type="image/png"/>
  <manifest:file-entry manifest:full-path="Pictures/10000001000001F6000002A04872ADB5.png" manifest:media-type="image/png"/>
  <manifest:file-entry manifest:full-path="Pictures/100000010000021D0000032E5124A297.png" manifest:media-type="image/png"/>
  <manifest:file-entry manifest:full-path="Pictures/10000001000002E3000001AEF9670195.png" manifest:media-type="image/png"/>
  <manifest:file-entry manifest:full-path="Pictures/10000001000002D30000021FD9F413EA.png" manifest:media-type="image/png"/>
  <manifest:file-entry manifest:full-path="Pictures/10000001000002FF00000259B2D964A5.png" manifest:media-type="image/png"/>
  <manifest:file-entry manifest:full-path="Pictures/10000001000002D1000002E2F3164108.png" manifest:media-type="image/png"/>
  <manifest:file-entry manifest:full-path="Pictures/10000001000002F2000003A1B0A3315A.png" manifest:media-type="image/png"/>
  <manifest:file-entry manifest:full-path="Pictures/10000001000002A1000002E3448CFAB0.png" manifest:media-type="image/png"/>
  <manifest:file-entry manifest:full-path="Pictures/1000000100000219000002463FB7A431.png" manifest:media-type="image/png"/>
  <manifest:file-entry manifest:full-path="Pictures/10000001000002410000029892A5D6FE.png" manifest:media-type="image/png"/>
  <manifest:file-entry manifest:full-path="Pictures/10000001000002E2000002D49367077F.png" manifest:media-type="image/png"/>
  <manifest:file-entry manifest:full-path="Pictures/10000001000002E2000002CBF86222E6.png" manifest:media-type="image/png"/>
  <manifest:file-entry manifest:full-path="Pictures/10000001000002CA000004191A834363.png" manifest:media-type="image/png"/>
  <manifest:file-entry manifest:full-path="Pictures/10000001000002DA0000020C5FF20242.png" manifest:media-type="image/png"/>
  <manifest:file-entry manifest:full-path="Pictures/100000010000027F00000291F7520DFB.png" manifest:media-type="image/png"/>
  <manifest:file-entry manifest:full-path="Pictures/10000001000002D4000003249238BDE5.png" manifest:media-type="image/png"/>
  <manifest:file-entry manifest:full-path="Pictures/10000001000002F8000002AAC691D2F7.png" manifest:media-type="image/png"/>
  <manifest:file-entry manifest:full-path="Pictures/10000001000002F90000029CBCAEFA8B.png" manifest:media-type="image/png"/>
  <manifest:file-entry manifest:full-path="Pictures/100000010000026900000220B2EE4E0B.png" manifest:media-type="image/png"/>
  <manifest:file-entry manifest:full-path="Pictures/10000001000002EF00000304A308D620.png" manifest:media-type="image/png"/>
  <manifest:file-entry manifest:full-path="Pictures/100000010000022900000270149963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092cm" style:rel-column-width="36742*"/>
    </style:style>
    <style:style style:name="Tabla1.B" style:family="table-column">
      <style:table-column-properties style:column-width="12.61cm" style:rel-column-width="2879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66" officeooo:paragraph-rsid="000c8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466" officeooo:paragraph-rsid="00175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165" officeooo:paragraph-rsid="000df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165" officeooo:paragraph-rsid="0019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102" officeooo:paragraph-rsid="000f81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d84" officeooo:paragraph-rsid="00195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8d84" officeooo:paragraph-rsid="000f8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269" officeooo:paragraph-rsid="00110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ae9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201" officeooo:paragraph-rsid="0011c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2.726cm" svg:height="8.139cm" draw:z-index="0"><draw:image xlink:href="Pictures/10000001000002BB000001BF5D1E61D5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2" draw:name="Imagen2" text:anchor-type="char" svg:width="10.714cm" svg:height="8.19cm" draw:z-index="1"><draw:image xlink:href="Pictures/10000001000002D60000022B623BF56E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3" text:anchor-type="char" svg:width="10.679cm" svg:height="6.408cm" draw:z-index="2"><draw:image xlink:href="Pictures/10000001000002DA000001B6C1114008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4" text:anchor-type="char" svg:width="7.719cm" svg:height="10.333cm" draw:z-index="3"><draw:image xlink:href="Pictures/10000001000001F6000002A04872ADB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5" text:anchor-type="char" svg:width="12.347cm" svg:height="15.679cm" draw:z-index="4"><draw:image xlink:href="Pictures/10000001000002E8000003B186CACF60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6" text:anchor-type="char" svg:width="11.589cm" svg:height="6.743cm" draw:z-index="6"><draw:image xlink:href="Pictures/10000001000002E3000001AEF9670195.png" xlink:type="simple" xlink:show="embed" xlink:actuate="onLoad" draw:mime-type="image/png"/></draw:frame></text:p>
            <text:p text:style-name="P2"/>
            <text:p text:style-name="P2"><draw:frame draw:style-name="fr2" draw:name="Imagen7" text:anchor-type="char" svg:width="12.114cm" svg:height="9.491cm" draw:z-index="5"><draw:image xlink:href="Pictures/10000001000002FF00000259B2D964A5.png" xlink:type="simple" xlink:show="embed" xlink:actuate="onLoad" draw:mime-type="image/png"/></draw:frame></text:p>
            <text:p text:style-name="P2"/>
          </table:table-cell>
        </table:table-row>
        <text:soft-page-break/>
        <table:table-row>
          <table:table-cell table:style-name="Tabla1.A2" office:value-type="string">
            <text:p text:style-name="P1"><draw:frame draw:style-name="fr2" draw:name="Imagen8" text:anchor-type="char" svg:width="11.097cm" svg:height="16.697cm" draw:z-index="7"><draw:image xlink:href="Pictures/100000010000021D0000032E5124A297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2" draw:name="Imagen9" text:anchor-type="char" svg:width="11.014cm" svg:height="11.894cm" draw:z-index="8"><draw:image xlink:href="Pictures/10000001000002D1000002E2F3164108.png" xlink:type="simple" xlink:show="embed" xlink:actuate="onLoad" draw:mime-type="image/png"/></draw:frame></text:p>
            <text:p text:style-name="P2"/>
            <text:p text:style-name="P2"/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0" text:anchor-type="char" svg:width="12.448cm" svg:height="15.335cm" draw:z-index="9"><draw:image xlink:href="Pictures/10000001000002F2000003A1B0A3315A.png" xlink:type="simple" xlink:show="embed" xlink:actuate="onLoad" draw:mime-type="image/png"/></draw:frame></text:p>
          </table:table-cell>
          <table:table-cell table:style-name="Tabla1.B2" office:value-type="string">
            <text:p text:style-name="P3"><draw:frame draw:style-name="fr2" draw:name="Imagen11" text:anchor-type="char" svg:width="10.982cm" svg:height="12.836cm" draw:z-index="10"><draw:image xlink:href="Pictures/10000001000002A1000002E3448CFAB0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2" text:anchor-type="char" svg:width="8.793cm" svg:height="9.529cm" draw:z-index="11"><draw:image xlink:href="Pictures/1000000100000219000002463FB7A431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3" text:anchor-type="char" svg:width="8.495cm" svg:height="9.775cm" draw:z-index="12"><draw:image xlink:href="Pictures/10000001000002410000029892A5D6FE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4" text:anchor-type="char" svg:width="9.001cm" svg:height="8.832cm" draw:z-index="13"><draw:image xlink:href="Pictures/10000001000002E2000002D49367077F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2" draw:name="Imagen15" text:anchor-type="char" svg:width="9.066cm" svg:height="8.784cm" draw:z-index="14"><draw:image xlink:href="Pictures/10000001000002E2000002CBF86222E6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6" text:anchor-type="char" svg:width="12.659cm" svg:height="18.602cm" draw:z-index="15"><draw:image xlink:href="Pictures/10000001000002CA000004191A834363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2" draw:name="Imagen17" text:anchor-type="char" svg:width="10.881cm" svg:height="13.845cm" draw:z-index="16"><draw:image xlink:href="Pictures/10000001000002990000034EF277842F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18" text:anchor-type="char" svg:width="9.537cm" svg:height="6.846cm" draw:z-index="17"><draw:image xlink:href="Pictures/10000001000002DA0000020C5FF20242.png" xlink:type="simple" xlink:show="embed" xlink:actuate="onLoad" draw:mime-type="image/png"/></draw:frame></text:p>
          </table:table-cell>
          <table:table-cell table:style-name="Tabla1.B2" office:value-type="string">
            <text:p text:style-name="P6"><draw:frame draw:style-name="fr2" draw:name="Imagen19" text:anchor-type="char" svg:width="7.946cm" svg:height="8.169cm" draw:z-index="18"><draw:image xlink:href="Pictures/100000010000027F00000291F7520DFB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0" text:anchor-type="char" svg:width="9.241cm" svg:height="10.262cm" draw:z-index="19"><draw:image xlink:href="Pictures/10000001000002D4000003249238BDE5.png" xlink:type="simple" xlink:show="embed" xlink:actuate="onLoad" draw:mime-type="image/png"/></draw:frame></text:p>
          </table:table-cell>
          <table:table-cell table:style-name="Tabla1.B2" office:value-type="string">
            <text:p text:style-name="P7"><draw:frame draw:style-name="fr2" draw:name="Imagen21" text:anchor-type="char" svg:width="10.453cm" svg:height="9.379cm" draw:z-index="20"><draw:image xlink:href="Pictures/10000001000002F8000002AAC691D2F7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2" text:anchor-type="char" svg:width="9.978cm" svg:height="8.758cm" draw:z-index="21"><draw:image xlink:href="Pictures/10000001000002F90000029CBCAEFA8B.png" xlink:type="simple" xlink:show="embed" xlink:actuate="onLoad" draw:mime-type="image/png"/></draw:frame></text:p>
          </table:table-cell>
          <table:table-cell table:style-name="Tabla1.B2" office:value-type="string">
            <text:p text:style-name="P8"><draw:frame draw:style-name="fr2" draw:name="Imagen23" text:anchor-type="char" svg:width="9.64cm" svg:height="8.5cm" draw:z-index="22"><draw:image xlink:href="Pictures/100000010000026900000220B2EE4E0B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4" text:anchor-type="char" svg:width="11.418cm" svg:height="8.576cm" draw:z-index="23"><draw:image xlink:href="Pictures/10000001000002D30000021FD9F413EA.png" xlink:type="simple" xlink:show="embed" xlink:actuate="onLoad" draw:mime-type="image/png"/></draw:frame></text:p>
          </table:table-cell>
          <table:table-cell table:style-name="Tabla1.B2" office:value-type="string">
            <text:p text:style-name="P9"><draw:frame draw:style-name="fr2" draw:name="Imagen26" text:anchor-type="char" svg:width="9.548cm" svg:height="9.814cm" draw:z-index="25"><draw:image xlink:href="Pictures/10000001000002EF00000304A308D620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2" draw:name="Imagen25" text:anchor-type="char" svg:width="6.461cm" svg:height="9.65cm" draw:z-index="24"><draw:image xlink:href="Pictures/10000001000002090000030A8C5149E7.png" xlink:type="simple" xlink:show="embed" xlink:actuate="onLoad" draw:mime-type="image/png"/></draw:frame></text:p>
          </table:table-cell>
          <table:table-cell table:style-name="Tabla1.B2" office:value-type="string">
            <text:p text:style-name="P10"><draw:frame draw:style-name="fr2" draw:name="Imagen27" text:anchor-type="char" svg:width="9.181cm" svg:height="9.798cm" draw:z-index="26"><draw:image xlink:href="Pictures/10000001000002710000029B43280CFA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n28" text:anchor-type="char" svg:width="7.13cm" svg:height="8.045cm" draw:z-index="27"><draw:image xlink:href="Pictures/100000010000022900000270149963C6.png" xlink:type="simple" xlink:show="embed" xlink:actuate="onLoad" draw:mime-type="image/png"/></draw:frame></text:p>
          </table:table-cell>
          <table:table-cell table:style-name="Tabla1.B2" office:value-type="string">
            <text:p text:style-name="P11"><draw:frame draw:style-name="fr2" draw:name="Imagen29" text:anchor-type="char" svg:width="8.945cm" svg:height="7.646cm" draw:z-index="28"><draw:image xlink:href="Pictures/10000001000002810000022454732746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3:26:59.445331399</meta:creation-date>
    <dc:date>2025-04-20T22:50:45.091000000</dc:date>
    <meta:editing-duration>PT47M17S</meta:editing-duration>
    <meta:editing-cycles>6</meta:editing-cycles>
    <meta:generator>LibreOffice/24.8.6.2$Windows_X86_64 LibreOffice_project/6d98ba145e9a8a39fc57bcc76981d1fb1316c60c</meta:generator>
    <meta:document-statistic meta:table-count="1" meta:image-count="29" meta:object-count="0" meta:page-count="10" meta:paragraph-count="0" meta:word-count="0" meta:character-count="0" meta:non-whitespace-character-count="0"/>
  </office:meta>
</office:document-meta>
</file>